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ableModeTests.invokeIncludesNull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ModeTests.introspectDoesNotInclude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ModeTests.introspectIncludesNull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ModeTests.introspectIncludesIntro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ModeTests.invokeIncludesIntro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ModeTests.invokeIncludes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